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3cf9" officeooo:paragraph-rsid="003c3cf9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5" style:family="paragraph" style:parent-style-name="Standard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18" style:family="paragraph" style:parent-style-name="Text_20_body">
      <style:text-properties officeooo:rsid="003d311d" officeooo:paragraph-rsid="003d311d"/>
    </style:style>
    <style:style style:name="P19" style:family="paragraph" style:parent-style-name="Text_20_body">
      <style:text-properties officeooo:rsid="003df5c8" officeooo:paragraph-rsid="003df5c8"/>
    </style:style>
    <style:style style:name="P20" style:family="paragraph" style:parent-style-name="Heading_20_2">
      <style:text-properties officeooo:rsid="00483eb9" officeooo:paragraph-rsid="00483eb9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483d90" officeooo:paragraph-rsid="00483d90" style:font-size-complex="14pt"/>
    </style:style>
    <style:style style:name="P2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ef043" officeooo:paragraph-rsid="00439e65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458d89" officeooo:paragraph-rsid="00458d89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483eb9" officeooo:paragraph-rsid="00483eb9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ef043" officeooo:paragraph-rsid="00439e65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30" style:family="paragraph" style:parent-style-name="Text_20_body">
      <style:text-properties officeooo:rsid="003df5c8" officeooo:paragraph-rsid="003d311d"/>
    </style:style>
    <style:style style:name="P31" style:family="paragraph" style:parent-style-name="Text_20_body">
      <style:text-properties officeooo:paragraph-rsid="00483eb9"/>
    </style:style>
    <style:style style:name="P32" style:family="paragraph" style:parent-style-name="Text_20_body">
      <style:text-properties fo:font-weight="bold" officeooo:rsid="00483eb9" officeooo:paragraph-rsid="00483eb9" style:font-weight-asian="bold" style:font-weight-complex="bold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style:font-size-complex="14pt"/>
    </style:style>
    <style:style style:name="T4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fo:color="#ff0000" style:font-name="Times New Roman" fo:font-size="14pt" fo:language="ru" fo:country="RU" fo:font-weight="bold" officeooo:rsid="00483d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8" style:family="text">
      <style:text-properties fo:color="#ff0000" style:font-name="Times New Roman" style:font-size-complex="14pt"/>
    </style:style>
    <style:style style:name="T9" style:family="text">
      <style:text-properties fo:color="#ff0000" style:font-name="Times New Roman" officeooo:rsid="003c3cf9" style:font-size-complex="14pt"/>
    </style:style>
    <style:style style:name="T1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ff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officeooo:rsid="003c3cf9"/>
    </style:style>
    <style:style style:name="T14" style:family="text">
      <style:text-properties fo:font-weight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83e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6"><text:span text:style-name="Book_20_Title"><text:span text:style-name="T1">отчет</text:span></text:span></text:p>
      <text:p text:style-name="P2"><text:span text:style-name="T2">по лабораторной работе</text:span><text:span text:style-name="T4"> №</text:span><text:span text:style-name="T5">1</text:span></text:p>
      <text:p text:style-name="P2"><text:span text:style-name="T2">по дисциплине </text:span><text:span text:style-name="T10">«</text:span><text:span text:style-name="T7">Построение и анализ алгоритмов</text:span><text:span text:style-name="T10">»</text:span></text:p>
      <text:p text:style-name="P2"><text:span text:style-name="Book_20_Title"><text:span text:style-name="T11">Тема: </text:span></text:span><text:span text:style-name="Book_20_Title"><text:span text:style-name="T12">Поиск с возвратом 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</text:span><text:span text:style-name="T8">(ка)</text:span><text:span text:style-name="T3"> гр. </text:span><text:span text:style-name="T9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24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4">20<text:span text:style-name="T13">21</text:span></text:p>
      <text:h text:style-name="P21" text:outline-level="2">Цель работы.</text:h>
      <text:p text:style-name="P13"><text:span text:style-name="T13"><text:tab/></text:span></text:p>
      <text:p text:style-name="P17"/>
      <text:h text:style-name="Heading_20_2" text:outline-level="2">Задание.</text:h>
      <text:p text:style-name="P25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text:line-break/>Например, столешница размера 7×7 может быть построена из 9 обрезков.</text:p>
      <text:p text:style-name="P26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29">Входные данные:</text:p>
      <text:p text:style-name="P26">Размер столешницы - одно целое число N(2≤N≤20). <text:line-break/><text:tab/><text:span text:style-name="T15">Выходные данные:</text:span></text:p>
      <text:p text:style-name="P26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≤x, y≤N) и длину стороны соответствующего обрезка (квадрата).</text:p>
      <text:p text:style-name="P27">Вариант <text:span text:style-name="T16">3и. </text:span></text:p>
      <text:p text:style-name="P28">Итеративный бэктрекинг. Исследование количества операций от размера квадрата</text:p>
      <text:p text:style-name="P27"/>
      <text:h text:style-name="P20" text:outline-level="2">Описание алгоритма</text:h>
      <text:p text:style-name="P31"/>
      <text:p text:style-name="P32">Тестирование</text:p>
      <text:p text:style-name="P32"/>
      <text:p text:style-name="P32"><text:soft-page-break/>Исследование</text:p>
      <text:p text:style-name="P32"/>
      <text:p text:style-name="P32"/>
      <text:p text:style-name="P30"/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15"/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53M2S</meta:editing-duration>
    <meta:editing-cycles>41</meta:editing-cycles>
    <meta:generator>LibreOffice/6.4.6.2$Linux_X86_64 LibreOffice_project/40$Build-2</meta:generator>
    <dc:date>2021-03-08T18:14:48.356439658</dc:date>
    <meta:document-statistic meta:table-count="1" meta:image-count="0" meta:object-count="0" meta:page-count="3" meta:paragraph-count="30" meta:word-count="193" meta:character-count="1411" meta:non-whitespace-character-count="1242"/>
  </office:meta>
</office:document-meta>
</file>